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# Java + Gradle Profesional</text:p>
      <text:p text:style-name="Standard"/>
      <text:p text:style-name="Standard">Guía completa para proyectos backend modernos con Kotlin DSL y Spring Boot.</text:p>
      <text:p text:style-name="Standard"/>
      <text:p text:style-name="Standard">---</text:p>
      <text:p text:style-name="Standard"/>
      <text:p text:style-name="Standard">**Autor:** Marcos Lozina <text:s/></text:p>
      <text:p text:style-name="Standard">**Versión:** 1.0 <text:s/></text:p>
      <text:p text:style-name="Standard">**Idioma:** Español <text:s/></text:p>
      <text:p text:style-name="Standard">**Licencia:** MIT <text:s/></text:p>
      <text:p text:style-name="Standard">**Repositorio:** github.com/marcoslozina/java-hexagonal-architecture-ebook</text:p>
      <text:p text:style-name="Standard"/>
      <text:p text:style-name="Standard">---</text:p>
      <text:p text:style-name="Standard"/>
      <text:p text:style-name="Standard">## Índice</text:p>
      <text:p text:style-name="Standard"/>
      <text:p text:style-name="Standard">1. Portada <text:s/></text:p>
      <text:p text:style-name="Standard">2. Introducción <text:s/></text:p>
      <text:p text:style-name="Standard">3. Arquitectura <text:s/></text:p>
      <text:p text:style-name="Standard">4. Enlace a módulo Gradle <text:s/></text:p>
      <text:p text:style-name="Standard">5. Conclusión <text:s/></text:p>
      <text:p text:style-name="Standard"/>
      <text:p text:style-name="Standard">---</text:p>
      <text:p text:style-name="Standard"><text:soft-page-break/></text:p>
      <text:p text:style-name="Standard">## Créditos</text:p>
      <text:p text:style-name="Standard"/>
      <text:p text:style-name="Standard">Este ebook fue creado como parte de una serie de libros técnicos sobre arquitectura backend moderna. <text:s/></text:p>
      <text:p text:style-name="Standard">Podés encontrar más recursos gratuitos y de pago en: [java-ebooks.gitbook.io](https://java-ebooks.gitbook.i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11T17:00:02.556333238</dc:date>
    <meta:editing-duration>PT13S</meta:editing-duration>
    <meta:generator>LibreOffice/24.2.7.2$Linux_X86_64 LibreOffice_project/420$Build-2</meta:generator>
    <meta:document-statistic meta:table-count="0" meta:image-count="0" meta:object-count="0" meta:page-count="2" meta:paragraph-count="19" meta:word-count="74" meta:character-count="588" meta:non-whitespace-character-count="513"/>
    <meta:user-defined meta:name="AppVersion">14.0000</meta:user-defined>
    <meta:template xlink:type="simple" xlink:actuate="onRequest" xlink:title="Normal.dotm" xlink:href=""/>
  </office:meta>
</office:document-meta>
</file>